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6.165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ENTITE</text:p>
          </table:table-cell>
          <table:table-cell office:value-type="string">
            <text:p>REPRESENTATION</text:p>
          </table:table-cell>
          <table:table-cell office:value-type="string">
            <text:p>POUVOIR</text:p>
          </table:table-cell>
          <table:table-cell office:value-type="string">
            <text:p>RECEPTACLE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Arlénor</text:p>
          </table:table-cell>
          <table:table-cell office:value-type="string">
            <text:p>Destin</text:p>
          </table:table-cell>
          <table:table-cell office:value-type="string">
            <text:p>Contrôle de l’Existence</text:p>
          </table:table-cell>
          <table:table-cell office:value-type="string">
            <text:p>--------------</text:p>
          </table:table-cell>
        </table:table-row>
        <table:table-row table:style-name="ro2">
          <table:table-cell/>
          <table:table-cell office:value-type="string">
            <text:p>Ronelra</text:p>
          </table:table-cell>
          <table:table-cell office:value-type="string">
            <text:p>--------------</text:p>
          </table:table-cell>
          <table:table-cell office:value-type="string">
            <text:p>Contrôle de l’Existence</text:p>
          </table:table-cell>
          <table:table-cell office:value-type="string">
            <text:p>--------------</text:p>
          </table:table-cell>
        </table:table-row>
        <table:table-row table:style-name="ro1">
          <table:table-cell/>
          <table:table-cell office:value-type="string">
            <text:p>Cabale du Juste</text:p>
          </table:table-cell>
          <table:table-cell office:value-type="string">
            <text:p>--------------</text:p>
          </table:table-cell>
          <table:table-cell office:value-type="string">
            <text:p>Création de la Magie et des Cristaux</text:p>
          </table:table-cell>
          <table:table-cell office:value-type="string">
            <text:p>--------------</text:p>
          </table:table-cell>
        </table:table-row>
        <table:table-row table:style-name="ro1">
          <table:table-cell/>
          <table:table-cell office:value-type="string">
            <text:p>Cabale Inversée </text:p>
          </table:table-cell>
          <table:table-cell office:value-type="string">
            <text:p>--------------</text:p>
          </table:table-cell>
          <table:table-cell office:value-type="string">
            <text:p>Création de la Vie et de la Mort</text:p>
          </table:table-cell>
          <table:table-cell office:value-type="string">
            <text:p>--------------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Metatron</text:p>
          </table:table-cell>
          <table:table-cell office:value-type="string">
            <text:p>Unité</text:p>
          </table:table-cell>
          <table:table-cell office:value-type="string">
            <text:p>Voyage temporel</text:p>
          </table:table-cell>
          <table:table-cell office:value-type="string">
            <text:p>Elisa</text:p>
          </table:table-cell>
        </table:table-row>
        <table:table-row table:style-name="ro2">
          <table:table-cell/>
          <table:table-cell office:value-type="string">
            <text:p>Raziel</text:p>
          </table:table-cell>
          <table:table-cell office:value-type="string">
            <text:p>Sagesse</text:p>
          </table:table-cell>
          <table:table-cell office:value-type="string">
            <text:p>Apaisement de l'âme</text:p>
          </table:table-cell>
          <table:table-cell/>
        </table:table-row>
        <table:table-row table:style-name="ro2">
          <table:table-cell/>
          <table:table-cell office:value-type="string">
            <text:p>Zaphkiel</text:p>
          </table:table-cell>
          <table:table-cell office:value-type="string">
            <text:p>Connaissance</text:p>
          </table:table-cell>
          <table:table-cell office:value-type="string">
            <text:p>Omniscience</text:p>
          </table:table-cell>
          <table:table-cell/>
        </table:table-row>
        <table:table-row table:style-name="ro2">
          <table:table-cell/>
          <table:table-cell office:value-type="string">
            <text:p>Tsadokiel</text:p>
          </table:table-cell>
          <table:table-cell office:value-type="string">
            <text:p>Miséricorde</text:p>
          </table:table-cell>
          <table:table-cell office:value-type="string">
            <text:p>Résurrection corporelle</text:p>
          </table:table-cell>
          <table:table-cell/>
        </table:table-row>
        <table:table-row table:style-name="ro2">
          <table:table-cell/>
          <table:table-cell office:value-type="string">
            <text:p>Samael</text:p>
          </table:table-cell>
          <table:table-cell office:value-type="string">
            <text:p>Justice</text:p>
          </table:table-cell>
          <table:table-cell office:value-type="string">
            <text:p>Immortalité héroïque</text:p>
          </table:table-cell>
          <table:table-cell/>
        </table:table-row>
        <table:table-row table:style-name="ro1">
          <table:table-cell/>
          <table:table-cell office:value-type="string">
            <text:p>Mikael</text:p>
          </table:table-cell>
          <table:table-cell office:value-type="string">
            <text:p>Nature</text:p>
          </table:table-cell>
          <table:table-cell office:value-type="string">
            <text:p>Contrôle de la matière</text:p>
          </table:table-cell>
          <table:table-cell/>
        </table:table-row>
        <table:table-row table:style-name="ro2">
          <table:table-cell/>
          <table:table-cell office:value-type="string">
            <text:p>Haniel</text:p>
          </table:table-cell>
          <table:table-cell office:value-type="string">
            <text:p>Passion</text:p>
          </table:table-cell>
          <table:table-cell office:value-type="string">
            <text:p>Apprentissage des cristaux</text:p>
          </table:table-cell>
          <table:table-cell/>
        </table:table-row>
        <table:table-row table:style-name="ro2">
          <table:table-cell/>
          <table:table-cell office:value-type="string">
            <text:p>Raphael</text:p>
          </table:table-cell>
          <table:table-cell office:value-type="string">
            <text:p>Partage</text:p>
          </table:table-cell>
          <table:table-cell office:value-type="string">
            <text:p>Synchronisation des sens</text:p>
          </table:table-cell>
          <table:table-cell office:value-type="string">
            <text:p>Ezequiel</text:p>
          </table:table-cell>
        </table:table-row>
        <table:table-row table:style-name="ro2">
          <table:table-cell/>
          <table:table-cell office:value-type="string">
            <text:p>Gabriel</text:p>
          </table:table-cell>
          <table:table-cell office:value-type="string">
            <text:p>Protection</text:p>
          </table:table-cell>
          <table:table-cell office:value-type="string">
            <text:p>Surpuissance corporelle</text:p>
          </table:table-cell>
          <table:table-cell office:value-type="string">
            <text:p>(PJ : Altarion)</text:p>
          </table:table-cell>
        </table:table-row>
        <table:table-row table:style-name="ro2">
          <table:table-cell/>
          <table:table-cell office:value-type="string">
            <text:p>Sadalfone</text:p>
          </table:table-cell>
          <table:table-cell office:value-type="string">
            <text:p>Création</text:p>
          </table:table-cell>
          <table:table-cell office:value-type="string">
            <text:p>Création matérielle</text:p>
          </table:table-cell>
          <table:table-cell office:value-type="string">
            <text:p>(PJ : Ace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atan</text:p>
          </table:table-cell>
          <table:table-cell office:value-type="string">
            <text:p>Néant</text:p>
          </table:table-cell>
          <table:table-cell office:value-type="string">
            <text:p>Annihilation magique</text:p>
          </table:table-cell>
          <table:table-cell office:value-type="string">
            <text:p>(PJ : Léo)</text:p>
          </table:table-cell>
        </table:table-row>
        <table:table-row table:style-name="ro2">
          <table:table-cell/>
          <table:table-cell office:value-type="string">
            <text:p>Belzébuth</text:p>
          </table:table-cell>
          <table:table-cell office:value-type="string">
            <text:p>Vengeance</text:p>
          </table:table-cell>
          <table:table-cell office:value-type="string">
            <text:p>Destinée mortelle</text:p>
          </table:table-cell>
          <table:table-cell office:value-type="string">
            <text:p>(PJ : Zahal)</text:p>
          </table:table-cell>
        </table:table-row>
        <table:table-row table:style-name="ro2">
          <table:table-cell/>
          <table:table-cell office:value-type="string">
            <text:p>Lucifigus</text:p>
          </table:table-cell>
          <table:table-cell office:value-type="string">
            <text:p>Stupidité</text:p>
          </table:table-cell>
          <table:table-cell office:value-type="string">
            <text:p>Amnésie totale</text:p>
          </table:table-cell>
          <table:table-cell/>
        </table:table-row>
        <table:table-row table:style-name="ro2">
          <table:table-cell/>
          <table:table-cell office:value-type="string">
            <text:p>Astaroth</text:p>
          </table:table-cell>
          <table:table-cell office:value-type="string">
            <text:p>Indifférence</text:p>
          </table:table-cell>
          <table:table-cell office:value-type="string">
            <text:p>Réinitialisation de l'âme</text:p>
          </table:table-cell>
          <table:table-cell office:value-type="string">
            <text:p>Diana</text:p>
          </table:table-cell>
        </table:table-row>
        <table:table-row table:style-name="ro2">
          <table:table-cell/>
          <table:table-cell office:value-type="string">
            <text:p>Asmodée</text:p>
          </table:table-cell>
          <table:table-cell office:value-type="string">
            <text:p>Cruauté</text:p>
          </table:table-cell>
          <table:table-cell office:value-type="string">
            <text:p>Souffrance physique</text:p>
          </table:table-cell>
          <table:table-cell office:value-type="string">
            <text:p>Alisée</text:p>
          </table:table-cell>
        </table:table-row>
        <table:table-row table:style-name="ro2">
          <table:table-cell/>
          <table:table-cell office:value-type="string">
            <text:p>Belfégor</text:p>
          </table:table-cell>
          <table:table-cell office:value-type="string">
            <text:p>Laideur</text:p>
          </table:table-cell>
          <table:table-cell office:value-type="string">
            <text:p>Altération génétique</text:p>
          </table:table-cell>
          <table:table-cell/>
        </table:table-row>
        <table:table-row table:style-name="ro2">
          <table:table-cell/>
          <table:table-cell office:value-type="string">
            <text:p>Ba'al</text:p>
          </table:table-cell>
          <table:table-cell office:value-type="string">
            <text:p>Luxure</text:p>
          </table:table-cell>
          <table:table-cell office:value-type="string">
            <text:p>Contrôle de l’énergie vitale</text:p>
          </table:table-cell>
          <table:table-cell office:value-type="string">
            <text:p>Delphyn</text:p>
          </table:table-cell>
        </table:table-row>
        <table:table-row table:style-name="ro2">
          <table:table-cell/>
          <table:table-cell office:value-type="string">
            <text:p>Adramalec</text:p>
          </table:table-cell>
          <table:table-cell office:value-type="string">
            <text:p>Discorde</text:p>
          </table:table-cell>
          <table:table-cell office:value-type="string">
            <text:p>Manipulation des liens</text:p>
          </table:table-cell>
          <table:table-cell/>
        </table:table-row>
        <table:table-row table:style-name="ro2">
          <table:table-cell/>
          <table:table-cell office:value-type="string">
            <text:p>Lilith</text:p>
          </table:table-cell>
          <table:table-cell office:value-type="string">
            <text:p>Instabilité</text:p>
          </table:table-cell>
          <table:table-cell office:value-type="string">
            <text:p>Voyage dimensionnel</text:p>
          </table:table-cell>
          <table:table-cell office:value-type="string">
            <text:p>Zelhana</text:p>
          </table:table-cell>
        </table:table-row>
        <table:table-row table:style-name="ro2">
          <table:table-cell/>
          <table:table-cell office:value-type="string">
            <text:p>Nahémar</text:p>
          </table:table-cell>
          <table:table-cell office:value-type="string">
            <text:p>Rêverie</text:p>
          </table:table-cell>
          <table:table-cell office:value-type="string">
            <text:p>Monde de l'imaginair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CRISTAUX LEGENDAIRES</text:p>
          </table:table-cell>
          <table:table-cell office:value-type="string">
            <text:p>LEGENDE</text:p>
          </table:table-cell>
          <table:table-cell office:value-type="string">
            <text:p>DETENTEUR SUPPOSE / REEL</text:p>
          </table:table-cell>
          <table:table-cell/>
        </table:table-row>
        <table:table-row table:style-name="ro1">
          <table:table-cell/>
          <table:table-cell office:value-type="string">
            <text:p>Résurrection</text:p>
          </table:table-cell>
          <table:table-cell office:value-type="string">
            <text:p>Vrai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mortalité / Invincibilité</text:p>
          </table:table-cell>
          <table:table-cell office:value-type="string">
            <text:p>Vraie</text:p>
          </table:table-cell>
          <table:table-cell office:value-type="string">
            <text:p>Héros</text:p>
          </table:table-cell>
          <table:table-cell/>
        </table:table-row>
        <table:table-row table:style-name="ro1">
          <table:table-cell/>
          <table:table-cell office:value-type="string">
            <text:p>Affinité élémentaire</text:p>
          </table:table-cell>
          <table:table-cell office:value-type="string">
            <text:p>Vraie</text:p>
          </table:table-cell>
          <table:table-cell office:value-type="string">
            <text:p>Héroïne</text:p>
          </table:table-cell>
          <table:table-cell/>
        </table:table-row>
        <table:table-row table:style-name="ro2">
          <table:table-cell/>
          <table:table-cell office:value-type="string">
            <text:p>Apocalypse</text:p>
          </table:table-cell>
          <table:table-cell office:value-type="string">
            <text:p>Non connue</text:p>
          </table:table-cell>
          <table:table-cell office:value-type="string">
            <text:p>Grand Mage de Faradel</text:p>
          </table:table-cell>
          <table:table-cell/>
        </table:table-row>
        <table:table-row table:style-name="ro2">
          <table:table-cell/>
          <table:table-cell office:value-type="string">
            <text:p>Énergie illimitée</text:p>
          </table:table-cell>
          <table:table-cell table:style-name="ce1" office:value-type="string">
            <text:p>Fausse</text:p>
          </table:table-cell>
          <table:table-cell office:value-type="string">
            <text:p>Grand Mage de Faradel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29/05/2019</text:date>, <text:time>17:5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7:22:41.75</meta:creation-date>
    <dc:date>2019-05-29T17:52:47.93</dc:date>
    <meta:editing-duration>PT14M53S</meta:editing-duration>
    <meta:editing-cycles>7</meta:editing-cycles>
    <meta:generator>OpenOffice/4.1.5$Win32 OpenOffice.org_project/415m1$Build-9789</meta:generator>
    <meta:document-statistic meta:table-count="3" meta:cell-count="107" meta:object-count="0"/>
  </office:meta>
</office:document-meta>
</file>